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2.244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116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3"/>
        <table:table-column table:style-name="co9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ieux</text:p>
          </table:table-cell>
          <table:table-cell office:value-type="string" calcext:value-type="string">
            <text:p>Lien G.</text:p>
          </table:table-cell>
          <table:table-cell office:value-type="string" calcext:value-type="string">
            <text:p>Note G.</text:p>
          </table:table-cell>
          <table:table-cell office:value-type="string" calcext:value-type="string">
            <text:p>Nombre d’avis G.</text:p>
          </table:table-cell>
          <table:table-cell office:value-type="string" calcext:value-type="string">
            <text:p>Répartition notes G.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Classement 1</text:p>
          </table:table-cell>
          <table:table-cell table:style-name="Default" office:value-type="string" calcext:value-type="string">
            <text:p>Capital social</text:p>
          </table:table-cell>
          <table:table-cell table:style-name="Default" office:value-type="string" calcext:value-type="string">
            <text:p>Année de lancement</text:p>
          </table:table-cell>
          <table:table-cell office:value-type="string" calcext:value-type="string">
            <text:p>Nombre d’employés</text:p>
          </table:table-cell>
          <table:table-cell office:value-type="string" calcext:value-type="string">
            <text:p>Classement 2</text:p>
          </table:table-cell>
        </table:table-row>
        <table:table-row table:style-name="ro2">
          <table:table-cell office:value-type="string" calcext:value-type="string">
            <text:p>Peinture CMS67</text:p>
          </table:table-cell>
          <table:table-cell office:value-type="string" calcext:value-type="string">
            <text:p>16 Rue du Zornhoff, 67700 Monswiller</text:p>
          </table:table-cell>
          <table:table-cell office:value-type="string" calcext:value-type="string">
            <text:p><text:a xlink:href="https://maps.app.goo.gl/qHbcgPUAbR89kW4z7" xlink:type="simple">https://maps.app.goo.gl/qHbcgPUAbR89kW4z7</text:a> </text:p>
          </table:table-cell>
          <table:table-cell office:value-type="float" office:value="4.9" calcext:value-type="float">
            <text:p>4,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e du 4 et 5</text:p>
          </table:table-cell>
          <table:table-cell office:value-type="string" calcext:value-type="string">
            <text:p>Semble ok et pas truqu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 (NULL)</text:p>
          </table:table-cell>
          <table:table-cell office:value-type="date" office:date-value="2010-10-04" calcext:value-type="date">
            <text:p>04/10/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 peinture</text:p>
          </table:table-cell>
          <table:table-cell office:value-type="string" calcext:value-type="string">
            <text:p>33 Rue de l'Ermitage, 67700 Saverne</text:p>
          </table:table-cell>
          <table:table-cell office:value-type="string" calcext:value-type="string">
            <text:p><text:a xlink:href="https://maps.app.goo.gl/oQMBiUdFmyDvTAji9" xlink:type="simple">https://maps.app.goo.gl/oQMBiUdFmyDvTAji9</text:a> 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 du 5</text:p>
          </table:table-cell>
          <table:table-cell office:value-type="string" calcext:value-type="string">
            <text:p>Un peu suspicieux pour les avis.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7622.45" calcext:value-type="currency">
            <text:p>7 622,45 €</text:p>
          </table:table-cell>
          <table:table-cell office:value-type="date" office:date-value="2000-02-22" calcext:value-type="date">
            <text:p>22/02/00</text:p>
          </table:table-cell>
          <table:table-cell office:value-type="string" calcext:value-type="string">
            <text:p>3 ou 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inture Lavert</text:p>
          </table:table-cell>
          <table:table-cell office:value-type="string" calcext:value-type="string">
            <text:p>31 Rue des Vosges, 57370 Phalsbourg</text:p>
          </table:table-cell>
          <table:table-cell office:value-type="string" calcext:value-type="string">
            <text:p><text:a xlink:href="https://maps.app.goo.gl/Uvkigep95M4S6CFp8" xlink:type="simple">https://maps.app.goo.gl/Uvkigep95M4S6CFp8</text:a> </text:p>
          </table:table-cell>
          <table:table-cell office:value-type="float" office:value="4.9" calcext:value-type="float">
            <text:p>4,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n 1 (très injustifié)</text:p>
          </table:table-cell>
          <table:table-cell office:value-type="string" calcext:value-type="string">
            <text:p>100 % fiable, photo à l’appui, bon ressenti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00" calcext:value-type="currency">
            <text:p>2 000,00 €</text:p>
          </table:table-cell>
          <table:table-cell office:value-type="date" office:date-value="2019-09-09" calcext:value-type="date">
            <text:p>09/09/19</text:p>
          </table:table-cell>
          <table:table-cell office:value-type="string" calcext:value-type="string">
            <text:p>6 ou 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inture MJM</text:p>
          </table:table-cell>
          <table:table-cell office:value-type="string" calcext:value-type="string">
            <text:p>2 Rue de Rosenwiller, 67490 Dettwiller</text:p>
          </table:table-cell>
          <table:table-cell office:value-type="string" calcext:value-type="string">
            <text:p><text:a xlink:href="https://maps.app.goo.gl/a6oD28YfpyfMMK9o7" xlink:type="simple">https://maps.app.goo.gl/a6oD28YfpyfMMK9o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 du 5</text:p>
          </table:table-cell>
          <table:table-cell office:value-type="string" calcext:value-type="string">
            <text:p>Orienté peinture ext et int + ravalement de façad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5000" calcext:value-type="currency">
            <text:p>5 000,00 €</text:p>
          </table:table-cell>
          <table:table-cell office:value-type="date" office:date-value="2016-06-01" calcext:value-type="date">
            <text:p>01/06/16</text:p>
          </table:table-cell>
          <table:table-cell office:value-type="string" calcext:value-type="string">
            <text:p>1 ou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omatic</text:p>
          </table:table-cell>
          <table:table-cell office:value-type="string" calcext:value-type="string">
            <text:p>14a Rte de Saverne, 67790 Steinbourg</text:p>
          </table:table-cell>
          <table:table-cell office:value-type="string" calcext:value-type="string">
            <text:p><text:a xlink:href="https://maps.app.goo.gl/FZmadfo2rgRd3ky6A" xlink:type="simple">https://maps.app.goo.gl/FZmadfo2rgRd3ky6A</text:a>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 du 5..</text:p>
          </table:table-cell>
          <table:table-cell office:value-type="string" calcext:value-type="string">
            <text:p>Ils ont fait la garenne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7500" calcext:value-type="currency">
            <text:p>7 500,00 €</text:p>
          </table:table-cell>
          <table:table-cell office:value-type="date" office:date-value="2012-09-01" calcext:value-type="date">
            <text:p>01/09/12</text:p>
          </table:table-cell>
          <table:table-cell office:value-type="string" calcext:value-type="string">
            <text:p>3 ou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inrich Schmid</text:p>
          </table:table-cell>
          <table:table-cell office:value-type="string" calcext:value-type="string">
            <text:p>2 Rue d'Otterswiller, 67700 Saverne</text:p>
          </table:table-cell>
          <table:table-cell office:value-type="string" calcext:value-type="string">
            <text:p><text:a xlink:href="https://maps.app.goo.gl/ypA8rJSpPxoE78kJ9" xlink:type="simple">https://maps.app.goo.gl/ypA8rJSpPxoE78kJ9</text:a> </text:p>
          </table:table-cell>
          <table:table-cell office:value-type="float" office:value="4.6" calcext:value-type="float">
            <text:p>4,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 1 (pas justifié), surrtout 4 et 5</text:p>
          </table:table-cell>
          <table:table-cell office:value-type="string" calcext:value-type="string">
            <text:p>Semble ok et pas truqué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0000" calcext:value-type="currency">
            <text:p>20 000,00 €</text:p>
          </table:table-cell>
          <table:table-cell office:value-type="date" office:date-value="2008-01-01" calcext:value-type="date">
            <text:p>01/01/08</text:p>
          </table:table-cell>
          <table:table-cell office:value-type="string" calcext:value-type="string">
            <text:p>50 à 99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Feuille1.A2:Feuille1.L7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1:11:14.3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9T09:38:35.806000000</meta:creation-date>
    <dc:date>2025-10-09T11:54:36.830000000</dc:date>
    <meta:editing-duration>PT1H48M37S</meta:editing-duration>
    <meta:editing-cycles>5</meta:editing-cycles>
    <meta:generator>LibreOffice/7.5.4.2$Windows_X86_64 LibreOffice_project/36ccfdc35048b057fd9854c757a8b67ec53977b6</meta:generator>
    <meta:document-statistic meta:table-count="1" meta:cell-count="84" meta:object-count="0"/>
  </office:meta>
</office:document-meta>
</file>